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f9b" officeooo:paragraph-rsid="0010df9b"/>
    </style:style>
    <style:style style:name="P2" style:family="paragraph" style:parent-style-name="Standard">
      <style:text-properties officeooo:rsid="00115555" officeooo:paragraph-rsid="00115555"/>
    </style:style>
    <style:style style:name="P3" style:family="paragraph" style:parent-style-name="Standard">
      <style:text-properties officeooo:rsid="0017a43f" officeooo:paragraph-rsid="0017a43f"/>
    </style:style>
    <style:style style:name="P4" style:family="paragraph" style:parent-style-name="Standard">
      <style:text-properties officeooo:rsid="001a7cba" officeooo:paragraph-rsid="001a7cba"/>
    </style:style>
    <style:style style:name="P5" style:family="paragraph" style:parent-style-name="Standard">
      <style:text-properties officeooo:rsid="0010df9b" officeooo:paragraph-rsid="0010df9b"/>
    </style:style>
    <style:style style:name="P6" style:family="paragraph" style:parent-style-name="Standard">
      <style:text-properties officeooo:rsid="00204a82" officeooo:paragraph-rsid="00204a82"/>
    </style:style>
    <style:style style:name="P7" style:family="paragraph" style:parent-style-name="Standard">
      <style:text-properties officeooo:rsid="0020e802" officeooo:paragraph-rsid="0020e802"/>
    </style:style>
    <style:style style:name="T1" style:family="text">
      <style:text-properties officeooo:rsid="00115555"/>
    </style:style>
    <style:style style:name="T2" style:family="text">
      <style:text-properties officeooo:rsid="0012630c"/>
    </style:style>
    <style:style style:name="T3" style:family="text">
      <style:text-properties officeooo:rsid="001a7cba"/>
    </style:style>
    <style:style style:name="T4" style:family="text">
      <style:text-properties officeooo:rsid="0020e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URSO DE GIT</text:p>
      <text:p text:style-name="P1">2022</text:p>
      <text:p text:style-name="P1"/>
      <text:p text:style-name="P1">ANOTAÇÕES DE COMANDOS:</text:p>
      <text:p text:style-name="P1"/>
      <text:p text:style-name="P1"><text:a xlink:type="simple" xlink:href="https://www.hostinger.com.br/tutoriais/comandos-basicos-de-git?ppc_campaign=google_performance_max&amp;gclid=CjwKCAiAxJSPBhAoEiwAeO_fP_SqwKlY3s-YsHifoqTQezNwEthnKs9ncuh7fTGjNGiwT4mzPIrSrBoC1CsQAvD_BwE" text:style-name="Internet_20_link" text:visited-style-name="Visited_20_Internet_20_Link">https://www.hostinger.com.br/tutoriais/comandos-basicos-de-git?ppc_campaign=google_performance_max&amp;gclid=CjwKCAiAxJSPBhAoEiwAeO_fP_SqwKlY3s-YsHifoqTQezNwEthnKs9ncuh7fTGjNGiwT4mzPIrSrBoC1CsQAvD_BwE</text:a></text:p>
      <text:p text:style-name="P1"/>
      <text:p text:style-name="P1"/>
      <text:p text:style-name="P1"/>
      <text:p text:style-name="P1">1- GIT INIT → PARA INICIAR O GIT</text:p>
      <text:p text:style-name="P1"/>
      <text:p text:style-name="P1">** inicia um repositório vazio no diretório corrente</text:p>
      <text:p text:style-name="P1"/>
      <text:p text:style-name="P6">GIT CONFIG USER.NAME “<text:span text:style-name="T4">USERNAME”</text:span></text:p>
      <text:p text:style-name="P7">GIT CONFIG USER.EMAIL “<text:a xlink:type="simple" xlink:href="mailto:PARACORREA@GMAIL.COM" text:style-name="Internet_20_link" text:visited-style-name="Visited_20_Internet_20_Link">PARACORREA@GMAIL.COM</text:a>”</text:p>
      <text:p text:style-name="P7"/>
      <text:p text:style-name="P1"/>
      <text:p text:style-name="P1">2 – GIT ADD ARQUIVO.EXT - PARA ADICIONAR ARQUIVOS NO REPOSITÓRIO → <text:span text:style-name="T1">GIT ADD . (ADICIONA TODOS)</text:span></text:p>
      <text:p text:style-name="P1"/>
      <text:p text:style-name="P1">3 – GIT STATUS – MOSTRA O STATUS DO REPOSITÓRIO GIT</text:p>
      <text:p text:style-name="P1"/>
      <text:p text:style-name="P2">3 – GIT LOG – GIT LOG –ONELINE</text:p>
      <text:p text:style-name="P2"/>
      <text:p text:style-name="P2">4 – GIT RESTORE –STAGED NOMEDOARQUIVO – RETIRA O STATUS DE STAGED DO ARQUIVO</text:p>
      <text:p text:style-name="P2"/>
      <text:p text:style-name="P2">5- GIT CHECKOUT NOMEDOARQUIVO – RETORNA O ULTIMO COMMIT DO ARQUIVO</text:p>
      <text:p text:style-name="P2"/>
      <text:p text:style-name="P2">6 – GIT RESET HEAD –HARD – <text:span text:style-name="T2">GIT RESET HEAD</text:span></text:p>
      <text:p text:style-name="P2">-----</text:p>
      <text:p text:style-name="P2"/>
      <text:p text:style-name="P3">7 – <text:span text:style-name="T3">GIT BRANCH</text:span></text:p>
      <text:p text:style-name="P4">ADICIONA NÓS NO PROJETO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0:07:47.612913768</meta:creation-date>
    <meta:editing-duration>PT5H23M9S</meta:editing-duration>
    <meta:editing-cycles>3</meta:editing-cycles>
    <meta:generator>LibreOffice/7.2.3.2$Linux_X86_64 LibreOffice_project/20$Build-2</meta:generator>
    <dc:date>2022-01-21T17:41:57.686455660</dc:date>
    <meta:document-statistic meta:table-count="0" meta:image-count="0" meta:object-count="0" meta:page-count="1" meta:paragraph-count="17" meta:word-count="101" meta:character-count="792" meta:non-whitespace-character-count="697"/>
  </office:meta>
</office:document-meta>
</file>